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Get UKSBS holiday and claims accoun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mail: <text:a xlink:href="mailto:chantelle.burton@metoffice.gov.uk" xlink:type="simple">chantelle.burton@metoffice.gov.uk</text:a></text:p>
          </table:table-cell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ank Stuff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0:41:58.730618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01T11:03:48.760669048</dc:date>
    <meta:editing-duration>P55DT6H3M24S</meta:editing-duration>
    <meta:editing-cycles>94</meta:editing-cycles>
    <meta:generator>LibreOffice/4.3.7.2$Linux_X86_64 LibreOffice_project/430$Build-2</meta:generator>
    <meta:document-statistic meta:table-count="2" meta:cell-count="35" meta:object-count="0"/>
  </office:meta>
</office:document-meta>
</file>